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57171"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15.636875cm"/>
    </style:style>
    <style:style style:name="ro1" style:family="table-row">
      <style:table-row-properties style:row-height="25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8">
            <text:p>Verify that "Password" field on "Reset password" page needs to contain at least 6 characters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Expected resul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 Open the @Browser</text:p>
          </table:table-cell>
          <table:table-cell office:value-type="string" table:style-name="ce3">
            <text:p>The @Browser is op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2. Paste the following @URL into the browser's<text:s/></text:p>
            <text:p>address bar</text:p>
          </table:table-cell>
          <table:table-cell office:value-type="string" table:style-name="ce3">
            <text:p>Address bar is populated with @UR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 Press Enter</text:p>
          </table:table-cell>
          <table:table-cell office:value-type="string" table:style-name="ce4">
            <text:p>Dashboard app landing page with log in and register options is display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4. Search the db for existing user (or register one user for testing purpouses)</text:p>
          </table:table-cell>
          <table:table-cell office:value-type="string" table:style-name="ce3">
            <text:p>The user is foun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 Click on "Forgot password?" link</text:p>
          </table:table-cell>
          <table:table-cell office:value-type="string" table:style-name="ce4">
            <text:p>User is redirected to "Forgot your password?"<text:s/></text:p>
            <text:p>pag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 Enter found user's email in displayed field</text:p>
          </table:table-cell>
          <table:table-cell office:value-type="string" table:style-name="ce3">
            <text:p>Email is enter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 Click on "Submit" button</text:p>
          </table:table-cell>
          <table:table-cell office:value-type="string" table:style-name="ce4">
            <text:p>Email with information for password reset is<text:s/></text:p>
            <text:p>receiv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 Click on the link for password reset</text:p>
          </table:table-cell>
          <table:table-cell office:value-type="string" table:style-name="ce3">
            <text:p>"Reset password" page is display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. Enter @Password in "Password" field</text:p>
          </table:table-cell>
          <table:table-cell office:value-type="string" table:style-name="ce3">
            <text:p>"Password" field is populat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10. Enter @Password in "Confirm Password"</text:p>
            <text:p>field</text:p>
          </table:table-cell>
          <table:table-cell office:value-type="string" table:style-name="ce3">
            <text:p>"Confirm Password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 Click on "Reset password" button</text:p>
          </table:table-cell>
          <table:table-cell office:value-type="string" table:style-name="ce4">
            <text:p>"Password" and "Confirm password" fields are<text:s/></text:p>
            <text:p>red and there is following validation message<text:s/></text:p>
            <text:p>displayed: "Password needs to contain at least<text:s/></text:p>
            <text:p>6 characters."</text:p>
          </table:table-cell>
          <table:table-cell table:number-columns-repeated="16382"/>
        </table:table-row>
        <table:table-row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office:value-type="string" table:style-name="ce5">
            <text:p>Parameter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6">
            <text:p>Browser<text:s/></text:p>
          </table:table-cell>
          <table:table-cell office:value-type="string" table:style-name="ce3">
            <text:p>Chrome; Edge; Firefox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RL</text:p>
          </table:table-cell>
          <table:table-cell office:value-type="string" table:style-name="ce7">
            <text:p><text:a xlink:href="https://xd.adobe.com/view/b85c69aa-775a-4611-a070-a6a6acb3a4f2-ed0f/?fullscreen&amp;hints=off">https://xd.adobe.com/view/b85c69aa-775a-4611-a070-a6a6acb3a4f2-ed0f/?fullscreen&amp;hints=off</text:a>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assword</text:p>
          </table:table-cell>
          <table:table-cell office:value-type="string" table:style-name="ce3">
            <text:p>Vma1!</text:p>
          </table:table-cell>
          <table:table-cell table:number-columns-repeated="16382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id Obradović</meta:initial-creator>
    <dc:creator>Aid Obradović</dc:creator>
    <meta:creation-date>2022-06-29T13:21:24Z</meta:creation-date>
    <dc:date>2022-07-01T08:40:39Z</dc:date>
  </office:meta>
</office:document-meta>
</file>